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hreadPoolTaskSchedulerTests.await( TestTask tas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hreadPoolTaskSchedulerTests.buildExecu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hreadPoolTaskSchedulerTests.executeFailingRunnableWithErrorHand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TestErrorHandler.TestErrorHandler( int expectedErrorCou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ErrorHandler.handleError( Throwable 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hreadPoolTaskSchedulerTests.submitFailingRunnableWithErrorHandl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TestTrigger.nextExecution( TriggerContext triggerContex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estTrigger.TestTrigger( int maxRunCou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hreadPoolTaskSchedulerTests.await( TestErrorHandler errorHand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hreadPoolTaskSchedulerTests.await( CountDownLatch latc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ThreadPoolTaskSchedulerTests.scheduleMultipleTriggerTask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ThreadPoolTaskSchedulerTests.scheduleOneTimeFailingTaskWithoutErrorHandl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hreadPoolTaskSchedulerTests.scheduleOneTimeTask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ThreadPoolTaskSchedulerTests.scheduleOneTimeFailingTaskWithErrorHandl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ThreadPoolTaskSchedulerTests.submitFailingCallableWithErrorHand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